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2f4389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300105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305e26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3f6453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46dc5e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4c7a9f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5276ad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5de210" style:font-name-asian="WenQuanYi Micro Hei" style:font-size-asian="12pt" style:font-size-complex="12pt"/>
    </style:style>
    <style:style style:name="P1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510149" style:font-name-asian="WenQuanYi Micro Hei" style:font-size-asian="12pt" style:font-size-complex="12pt"/>
    </style:style>
    <style:style style:name="T1" style:family="text">
      <style:text-properties officeooo:rsid="0009d2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d2af" style:font-weight-asian="bold" style:font-weight-complex="bold"/>
    </style:style>
    <style:style style:name="T4" style:family="text">
      <style:text-properties fo:font-weight="bold" officeooo:rsid="0011c63d" style:font-weight-asian="bold" style:font-weight-complex="bold"/>
    </style:style>
    <style:style style:name="T5" style:family="text">
      <style:text-properties fo:font-weight="bold" officeooo:rsid="00163240" style:font-weight-asian="bold" style:font-weight-complex="bold"/>
    </style:style>
    <style:style style:name="T6" style:family="text">
      <style:text-properties fo:font-weight="bold" officeooo:rsid="0016892c" style:font-weight-asian="bold" style:font-weight-complex="bold"/>
    </style:style>
    <style:style style:name="T7" style:family="text">
      <style:text-properties fo:font-weight="bold" officeooo:rsid="001cd68c" style:font-weight-asian="bold" style:font-weight-complex="bold"/>
    </style:style>
    <style:style style:name="T8" style:family="text">
      <style:text-properties fo:font-weight="bold" officeooo:rsid="001ef915" style:font-weight-asian="bold" style:font-weight-complex="bold"/>
    </style:style>
    <style:style style:name="T9" style:family="text">
      <style:text-properties fo:font-weight="bold" officeooo:rsid="00203c71" style:font-weight-asian="bold" style:font-weight-complex="bold"/>
    </style:style>
    <style:style style:name="T10" style:family="text">
      <style:text-properties fo:font-weight="bold" officeooo:rsid="0021ac23" style:font-weight-asian="bold" style:font-weight-complex="bold"/>
    </style:style>
    <style:style style:name="T11" style:family="text">
      <style:text-properties fo:font-weight="bold" officeooo:rsid="0026f160" style:font-weight-asian="bold" style:font-weight-complex="bold"/>
    </style:style>
    <style:style style:name="T12" style:family="text">
      <style:text-properties fo:font-weight="bold" officeooo:rsid="002a2080" style:font-weight-asian="bold" style:font-weight-complex="bold"/>
    </style:style>
    <style:style style:name="T13" style:family="text">
      <style:text-properties fo:font-weight="bold" officeooo:rsid="002bc506" style:font-weight-asian="bold" style:font-weight-complex="bold"/>
    </style:style>
    <style:style style:name="T14" style:family="text">
      <style:text-properties fo:font-weight="bold" officeooo:rsid="003aa570" style:font-weight-asian="bold" style:font-weight-complex="bold"/>
    </style:style>
    <style:style style:name="T15" style:family="text">
      <style:text-properties fo:font-weight="bold" officeooo:rsid="003b5cf1" style:font-weight-asian="bold" style:font-weight-complex="bold"/>
    </style:style>
    <style:style style:name="T16" style:family="text">
      <style:text-properties fo:font-weight="bold" officeooo:rsid="0040e049" style:font-weight-asian="bold" style:font-weight-complex="bold"/>
    </style:style>
    <style:style style:name="T17" style:family="text">
      <style:text-properties fo:font-weight="bold" officeooo:rsid="00495373" style:font-weight-asian="bold" style:font-weight-complex="bold"/>
    </style:style>
    <style:style style:name="T18" style:family="text">
      <style:text-properties fo:font-weight="bold" officeooo:rsid="004c7a9f" style:font-weight-asian="bold" style:font-weight-complex="bold"/>
    </style:style>
    <style:style style:name="T19" style:family="text">
      <style:text-properties fo:font-weight="bold" officeooo:rsid="0019d880" style:font-weight-asian="bold" style:font-weight-complex="bold"/>
    </style:style>
    <style:style style:name="T20" style:family="text">
      <style:text-properties fo:font-weight="bold" officeooo:rsid="0055faa9" style:font-weight-asian="bold" style:font-weight-complex="bold"/>
    </style:style>
    <style:style style:name="T21" style:family="text">
      <style:text-properties fo:font-weight="bold" officeooo:rsid="005de210" style:font-weight-asian="bold" style:font-weight-complex="bold"/>
    </style:style>
    <style:style style:name="T22" style:family="text">
      <style:text-properties fo:font-weight="bold" officeooo:rsid="00671045" style:font-weight-asian="bold" style:font-weight-complex="bold"/>
    </style:style>
    <style:style style:name="T23" style:family="text">
      <style:text-properties fo:font-weight="bold" officeooo:rsid="00721980" style:font-weight-asian="bold" style:font-weight-complex="bold"/>
    </style:style>
    <style:style style:name="T24" style:family="text">
      <style:text-properties fo:font-weight="bold" officeooo:rsid="0041b71c" fo:background-color="#e6e6ff" style:font-weight-asian="bold" style:font-weight-complex="bold"/>
    </style:style>
    <style:style style:name="T25" style:family="text">
      <style:text-properties officeooo:rsid="0011c63d"/>
    </style:style>
    <style:style style:name="T26" style:family="text">
      <style:text-properties officeooo:rsid="00124d06"/>
    </style:style>
    <style:style style:name="T27" style:family="text">
      <style:text-properties officeooo:rsid="001530cd"/>
    </style:style>
    <style:style style:name="T28" style:family="text">
      <style:text-properties officeooo:rsid="0015c8e7"/>
    </style:style>
    <style:style style:name="T29" style:family="text">
      <style:text-properties officeooo:rsid="00163240"/>
    </style:style>
    <style:style style:name="T30" style:family="text">
      <style:text-properties officeooo:rsid="0016892c"/>
    </style:style>
    <style:style style:name="T31" style:family="text">
      <style:text-properties fo:font-weight="normal" officeooo:rsid="00163240" style:font-weight-asian="normal" style:font-weight-complex="normal"/>
    </style:style>
    <style:style style:name="T32" style:family="text">
      <style:text-properties fo:font-weight="normal" officeooo:rsid="0016892c" style:font-weight-asian="normal" style:font-weight-complex="normal"/>
    </style:style>
    <style:style style:name="T33" style:family="text">
      <style:text-properties fo:font-weight="normal" officeooo:rsid="0034ff40" style:font-weight-asian="normal" style:font-weight-complex="normal"/>
    </style:style>
    <style:style style:name="T34" style:family="text">
      <style:text-properties officeooo:rsid="0019d880"/>
    </style:style>
    <style:style style:name="T35" style:family="text">
      <style:text-properties officeooo:rsid="001b5b86"/>
    </style:style>
    <style:style style:name="T36" style:family="text">
      <style:text-properties officeooo:rsid="001cd68c"/>
    </style:style>
    <style:style style:name="T37" style:family="text">
      <style:text-properties officeooo:rsid="001ef915"/>
    </style:style>
    <style:style style:name="T38" style:family="text">
      <style:text-properties officeooo:rsid="00203c71"/>
    </style:style>
    <style:style style:name="T39" style:family="text">
      <style:text-properties officeooo:rsid="0021ac23"/>
    </style:style>
    <style:style style:name="T40" style:family="text">
      <style:text-properties officeooo:rsid="00231b5c"/>
    </style:style>
    <style:style style:name="T41" style:family="text">
      <style:text-properties officeooo:rsid="0026f160"/>
    </style:style>
    <style:style style:name="T42" style:family="text">
      <style:text-properties officeooo:rsid="002a2080"/>
    </style:style>
    <style:style style:name="T43" style:family="text">
      <style:text-properties officeooo:rsid="002d2ddc"/>
    </style:style>
    <style:style style:name="T44" style:family="text">
      <style:text-properties officeooo:rsid="002dea66"/>
    </style:style>
    <style:style style:name="T45" style:family="text">
      <style:text-properties officeooo:rsid="0033c903"/>
    </style:style>
    <style:style style:name="T46" style:family="text">
      <style:text-properties officeooo:rsid="0037dec3"/>
    </style:style>
    <style:style style:name="T47" style:family="text">
      <style:text-properties officeooo:rsid="00387552"/>
    </style:style>
    <style:style style:name="T48" style:family="text">
      <style:text-properties officeooo:rsid="0039a012"/>
    </style:style>
    <style:style style:name="T49" style:family="text">
      <style:text-properties officeooo:rsid="003aa570"/>
    </style:style>
    <style:style style:name="T50" style:family="text">
      <style:text-properties officeooo:rsid="003b5cf1"/>
    </style:style>
    <style:style style:name="T51" style:family="text">
      <style:text-properties officeooo:rsid="003c6d02"/>
    </style:style>
    <style:style style:name="T52" style:family="text">
      <style:text-properties officeooo:rsid="003ddf4b"/>
    </style:style>
    <style:style style:name="T53" style:family="text">
      <style:text-properties officeooo:rsid="003f6453"/>
    </style:style>
    <style:style style:name="T54" style:family="text">
      <style:text-properties officeooo:rsid="0040e049"/>
    </style:style>
    <style:style style:name="T55" style:family="text">
      <style:text-properties officeooo:rsid="0046dc5e"/>
    </style:style>
    <style:style style:name="T56" style:family="text">
      <style:text-properties officeooo:rsid="004708b9"/>
    </style:style>
    <style:style style:name="T57" style:family="text">
      <style:text-properties officeooo:rsid="00495373"/>
    </style:style>
    <style:style style:name="T58" style:family="text">
      <style:text-properties officeooo:rsid="004c7a9f"/>
    </style:style>
    <style:style style:name="T59" style:family="text">
      <style:text-properties officeooo:rsid="004cfade"/>
    </style:style>
    <style:style style:name="T60" style:family="text">
      <style:text-properties officeooo:rsid="004e0d35"/>
    </style:style>
    <style:style style:name="T61" style:family="text">
      <style:text-properties officeooo:rsid="00510149"/>
    </style:style>
    <style:style style:name="T62" style:family="text">
      <style:text-properties officeooo:rsid="005276ad"/>
    </style:style>
    <style:style style:name="T63" style:family="text">
      <style:text-properties officeooo:rsid="0055faa9"/>
    </style:style>
    <style:style style:name="T64" style:family="text">
      <style:text-properties officeooo:rsid="00570fe0"/>
    </style:style>
    <style:style style:name="T65" style:family="text">
      <style:text-properties officeooo:rsid="00587b3d"/>
    </style:style>
    <style:style style:name="T66" style:family="text">
      <style:text-properties officeooo:rsid="005a6e5b"/>
    </style:style>
    <style:style style:name="T67" style:family="text">
      <style:text-properties officeooo:rsid="005bde25"/>
    </style:style>
    <style:style style:name="T68" style:family="text">
      <style:text-properties officeooo:rsid="005de210"/>
    </style:style>
    <style:style style:name="T69" style:family="text">
      <style:text-properties officeooo:rsid="005ef41a"/>
    </style:style>
    <style:style style:name="T70" style:family="text">
      <style:text-properties officeooo:rsid="005f09b8"/>
    </style:style>
    <style:style style:name="T71" style:family="text">
      <style:text-properties officeooo:rsid="00613e17"/>
    </style:style>
    <style:style style:name="T72" style:family="text">
      <style:text-properties officeooo:rsid="0062e505"/>
    </style:style>
    <style:style style:name="T73" style:family="text">
      <style:text-properties officeooo:rsid="006454db"/>
    </style:style>
    <style:style style:name="T74" style:family="text">
      <style:text-properties officeooo:rsid="00664f67"/>
    </style:style>
    <style:style style:name="T75" style:family="text">
      <style:text-properties officeooo:rsid="00671045"/>
    </style:style>
    <style:style style:name="T76" style:family="text">
      <style:text-properties officeooo:rsid="0068c8d4"/>
    </style:style>
    <style:style style:name="T77" style:family="text">
      <style:text-properties officeooo:rsid="006b2ef9"/>
    </style:style>
    <style:style style:name="T78" style:family="text">
      <style:text-properties officeooo:rsid="006cd307"/>
    </style:style>
    <style:style style:name="T79" style:family="text">
      <style:text-properties officeooo:rsid="006ef219"/>
    </style:style>
    <style:style style:name="T80" style:family="text">
      <style:text-properties officeooo:rsid="00721980"/>
    </style:style>
    <style:style style:name="T81" style:family="text">
      <style:text-properties officeooo:rsid="00727a2e"/>
    </style:style>
    <style:style style:name="T82" style:family="text">
      <style:text-properties officeooo:rsid="0074cb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5">1、</text:span>python中import导入一个模块时，<text:span text:style-name="T2">搜索路径</text:span>可通过环境变量<text:span text:style-name="T1">PYTHONPATH（如果设置了的话）查看或修改，该变量的内容是一组用冒号分割的目录路径，也可以通过sys.path查看或修改，它是包含每个独立路径的列表。sys.modules是一个字典，使用模块名作为键，对应物理地址作为值。import语句的</text:span><text:span text:style-name="T3">模块顺序</text:span><text:span text:style-name="T1">一般为</text:span><text:span text:style-name="T35">：标准库模块</text:span><text:span text:style-name="T36">、第三方模块、自定义模块。</text:span><text:span text:style-name="T7">import</text:span><text:span text:style-name="T36">语句可以导入整个模块</text:span><text:span text:style-name="T37">，</text:span><text:span text:style-name="T8">from</text:span><text:span text:style-name="T9">-impot</text:span><text:span text:style-name="T38">语句则导入模块中具体的属性</text:span><text:span text:style-name="T39">，还可以在导入语句最后添加关键字</text:span><text:span text:style-name="T10">as</text:span><text:span text:style-name="T39">来起个别名</text:span><text:span text:style-name="T40">。另外</text:span><text:span text:style-name="T41">，模块可以从普通的目录导入，也可以从归档文件（</text:span><text:span text:style-name="T11">.zip</text:span><text:span text:style-name="T41">文件）导入。</text:span></text:p>
      <text:p text:style-name="P1"><text:span text:style-name="T33">2、</text:span><text:span text:style-name="T3">__</text:span><text:span text:style-name="T4">builtins__</text:span><text:span text:style-name="T25">模块和</text:span><text:span text:style-name="T4">__builtin__</text:span><text:span text:style-name="T25">模块不同</text:span><text:span text:style-name="T26">，前者包含内建名称空间中内建名称的集合</text:span><text:span text:style-name="T27">，可能全部来自后者，后者包含内建函数</text:span><text:span text:style-name="T28">、异常以及其它属性。</text:span></text:p>
      <text:p text:style-name="P1"><text:span text:style-name="T46">3、</text:span><text:span text:style-name="T1">访问一个属性时</text:span><text:span text:style-name="T29">，解释器首先从</text:span><text:span text:style-name="T5">局部</text:span><text:span text:style-name="T31">名称空间</text:span><text:span text:style-name="T29">查找，然后依次是</text:span><text:span text:style-name="T5">全局</text:span><text:span text:style-name="T31">名称空间</text:span><text:span text:style-name="T30">、</text:span><text:span text:style-name="T6">内建</text:span><text:span text:style-name="T32">名称空间</text:span><text:span text:style-name="T30">，直到找到为止，如果最后还没有找到的话，</text:span><text:span text:style-name="T29">会发生NameError异常。也就是说</text:span><text:span text:style-name="T34">，先查找的名称空间会覆盖后查找的名称空间中的属性。</text:span></text:p>
      <text:p text:style-name="P1"><text:span text:style-name="T47">4、</text:span><text:span text:style-name="T34">模块</text:span><text:span text:style-name="T19">内建函数</text:span><text:span text:style-name="T34">有哪些</text:span><text:span text:style-name="T42">？</text:span></text:p>
      <text:p text:style-name="P1"><text:span text:style-name="T12">__</text:span><text:span text:style-name="T13">import__()</text:span><text:span text:style-name="T43">：导入模块函数</text:span><text:span text:style-name="T44">，import语句调用这个函数完成工作。</text:span></text:p>
      <text:p text:style-name="P2"><text:span text:style-name="T13">globals()</text:span><text:span text:style-name="T43">：返回调用者全局名称空间的字典</text:span><text:span text:style-name="T44">。</text:span></text:p>
      <text:p text:style-name="P3"><text:span text:style-name="T13">locals()</text:span><text:span text:style-name="T43">：返回调用者局部名称空间的字典</text:span><text:span text:style-name="T44">。</text:span></text:p>
      <text:p text:style-name="P4"><text:span text:style-name="T13">reload()</text:span><text:span text:style-name="T43">：重新导入一个已经导入的模块</text:span><text:span text:style-name="T44">。</text:span></text:p>
      <text:p text:style-name="P1"><text:span text:style-name="T48">5、</text:span><text:span text:style-name="T2">包</text:span>——包是一个有层次的文件目录结构<text:span text:style-name="T45">，它定义了一个由模块和子包组成的python应用程序执行环境</text:span><text:span text:style-name="T49">。包目录要加入</text:span><text:span text:style-name="T14">_</text:span><text:span text:style-name="T15">_init__.py</text:span><text:span text:style-name="T50">文件用于初始化模块</text:span><text:span text:style-name="T51">。导入模块时</text:span><text:span text:style-name="T52">，支持绝对导入和相对导入。</text:span></text:p>
      <text:p text:style-name="P5"><text:span text:style-name="T53">6、如果不想让某个模块属性被</text:span><text:span text:style-name="T54">“</text:span><text:span text:style-name="T24">from module import *</text:span><text:span text:style-name="T54">”导入，可以给不想导入的属性名称前加上一个</text:span><text:span text:style-name="T16">下划线</text:span><text:span text:style-name="T54">。</text:span></text:p>
      <text:p text:style-name="P6"><text:span text:style-name="T55">7、不同操作系统的文件系统对大小写区分可能是不一样的</text:span><text:span text:style-name="T56">，如果python在不区分大小写的情况下依然能够正常导入模块</text:span><text:span text:style-name="T57">，必须指定一个叫做</text:span><text:span text:style-name="T17">PYTHONCASEOK</text:span><text:span text:style-name="T57">的环境变量。</text:span></text:p>
      <text:p text:style-name="P7"><text:span text:style-name="T58">8、python默认编码格式为</text:span><text:span text:style-name="T18">ASCII</text:span><text:span text:style-name="T59">，其它格式</text:span><text:span text:style-name="T60">（如UTF-8）可通过如下方式指定：</text:span></text:p>
      <text:p text:style-name="P10"><text:span text:style-name="T61">#!/usr/bin/env python</text:span></text:p>
      <text:p text:style-name="P10"><text:span text:style-name="T61">#-*- coding: UTF-8 -*-</text:span></text:p>
      <text:p text:style-name="P8"><text:span text:style-name="T62">9、类似于C/C</text:span><text:span text:style-name="T63">++头文件的交叉include，python会有</text:span><text:span text:style-name="T20">导入循环</text:span><text:span text:style-name="T63">的情况</text:span><text:span text:style-name="T64">，</text:span><text:span text:style-name="T65">解决这个问题几乎总是移除其中一个导入语句，在别的地方导入模块</text:span><text:span text:style-name="T67">，</text:span><text:span text:style-name="T65">而非文件一开始的地方</text:span><text:span text:style-name="T66">。</text:span></text:p>
      <text:p text:style-name="P9"><text:span text:style-name="T68">10、相关模块</text:span></text:p>
      <text:p text:style-name="P9"><text:span text:style-name="T21">imp</text:span><text:span text:style-name="T69">：提供了一些底层的导入者功能</text:span><text:span text:style-name="T70">。</text:span></text:p>
      <text:p text:style-name="P1"><text:span text:style-name="T2">modulefinder</text:span><text:span text:style-name="T71">：可以查找python脚本所使用的所有模块</text:span><text:span text:style-name="T72">。</text:span></text:p>
      <text:p text:style-name="P1"><text:span text:style-name="T2">pkgutil</text:span><text:span text:style-name="T73">：提供了多种把python包打包为一个</text:span><text:span text:style-name="T74">“包”文件分发的方法。类似site模块</text:span><text:span text:style-name="T75">，它使用*.pkg文件帮助定义包的路径，类似site模块使用的*.pth文件。</text:span></text:p>
      <text:p text:style-name="P1"><text:span text:style-name="T22">site</text:span><text:span text:style-name="T76">：和*.pth文件配合使用</text:span><text:span text:style-name="T77">，指定包加入python路径的顺序</text:span><text:span text:style-name="T78">。</text:span></text:p>
      <text:p text:style-name="P1"><text:span text:style-name="T2">zipimport</text:span><text:span text:style-name="T79">：导入zip归档文件中的模块</text:span><text:span text:style-name="T80">，该功能已经自动开启，所以并不需要在任何地方导入这个模块。</text:span></text:p>
      <text:p text:style-name="P1"><text:span text:style-name="T23">distutils</text:span><text:span text:style-name="T81">：该模块提供了对建立</text:span><text:span text:style-name="T82">、安装、分发python模块和包的支持，它还可以帮助建立使用C/C++完成的python扩展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6-01T08:50:42</meta:creation-date>
    <meta:generator>LibreOffice/4.0.2.2$Linux_X86_64 LibreOffice_project/400m0$Build-2</meta:generator>
    <dc:date>2015-06-01T14:00:48</dc:date>
    <dc:creator>hanjunjie </dc:creator>
    <meta:editing-duration>PT5H8M35S</meta:editing-duration>
    <meta:editing-cycles>112</meta:editing-cycles>
    <meta:document-statistic meta:table-count="0" meta:image-count="0" meta:object-count="0" meta:page-count="1" meta:paragraph-count="22" meta:word-count="963" meta:character-count="1293" meta:non-whitespace-character-count="1286"/>
  </office:meta>
</office:document-meta>
</file>